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A400000208A7E5C062.png"/>
  <manifest:file-entry manifest:media-type="image/png" manifest:full-path="Pictures/10000201000001B0000001B08BB03192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3333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3333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3333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33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33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33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33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33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1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Two examples</text:p>
              </text:list-item>
              <text:list-item>
                <text:p>Contributing</text:p>
              </text:list-item>
              <text:list-item>
                <text:p>Wrap-u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ap-up</text:p>
          </draw:text-box>
        </draw:frame>
        <draw:frame presentation:style-name="pr6" draw:layer="layout" svg:width="25.199cm" svg:height="13.859cm" svg:x="1.4cm" svg:y="4.914cm" presentation:class="subtitle" presentation:placeholder="true">
          <draw:text-box/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3333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3333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3333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3333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3333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3333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3333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3333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Ubuntu Light'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font-family="Ubuntu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8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24</meta:editing-cycles>
    <meta:editing-duration>PT1H41M44S</meta:editing-duration>
    <meta:initial-creator>lzyev al</meta:initial-creator>
    <dc:date>2012-01-04T21:00:12</dc:date>
    <dc:creator>lzyev al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